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80000015E3360466CB6C16FE1.tif" manifest:media-type="image/tiff"/>
  <manifest:file-entry manifest:full-path="Pictures/100000010000042E000001CFEBE704463A0C9590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4.99cm" svg:height="10.79cm" svg:x="0.445cm" svg:y="0.5cm">
          <draw:image xlink:href="Pictures/100000010000042E000001CFEBE704463A0C9590.tif" xlink:type="simple" xlink:show="embed" xlink:actuate="onLoad" draw:mime-type="image/tiff">
            <text:p/>
          </draw:image>
        </draw:frame>
        <draw:frame draw:name="Picture 5" draw:style-name="gr1" draw:text-style-name="P1" draw:layer="layout" svg:width="16.35cm" svg:height="4.368cm" svg:x="13.5cm" svg:y="11.25cm">
          <draw:image xlink:href="Pictures/10000001000004680000015E3360466CB6C16FE1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0.42cm" fo:page-height="16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8:46:00.673470254</dc:date>
    <meta:editing-duration>PT9M35S</meta:editing-duration>
    <meta:editing-cycles>5</meta:editing-cycles>
    <meta:generator>LibreOffice/7.3.5.2$Linux_X86_64 LibreOffice_project/30$Build-2</meta:generator>
    <meta:document-statistic meta:object-count="2"/>
  </office:meta>
</office:document-meta>
</file>